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paragraph-properties fo:margin-top="0in" fo:margin-bottom="0.1874in" loext:contextual-spacing="false" style:line-height-at-least="0.2083in"/>
    </style:style>
    <style:style style:name="P4" style:family="paragraph" style:parent-style-name="Text_20_body">
      <style:paragraph-properties fo:margin-top="0.0791in" fo:margin-bottom="0.0791in" loext:contextual-spacing="false"/>
      <style:text-properties officeooo:rsid="003ed6b7" officeooo:paragraph-rsid="003ed6b7"/>
    </style:style>
    <style:style style:name="P5" style:family="paragraph" style:parent-style-name="Text_20_body">
      <style:paragraph-properties fo:margin-top="0.0791in" fo:margin-bottom="0.0791in" loext:contextual-spacing="false"/>
      <style:text-properties officeooo:rsid="00424e10" officeooo:paragraph-rsid="00429e32"/>
    </style:style>
    <style:style style:name="P6" style:family="paragraph" style:parent-style-name="Text_20_body" style:list-style-name="L1">
      <style:text-properties fo:font-weight="bold" officeooo:rsid="0040f860" officeooo:paragraph-rsid="0047a8d6" style:font-weight-asian="bold" style:font-weight-complex="bold"/>
    </style:style>
    <style:style style:name="P7" style:family="paragraph" style:parent-style-name="Text_20_body">
      <style:text-properties fo:font-weight="bold" officeooo:rsid="0040f860" officeooo:paragraph-rsid="00429e32" style:font-weight-asian="bold" style:font-weight-complex="bold"/>
    </style:style>
    <style:style style:name="P8" style:family="paragraph" style:parent-style-name="Text_20_body" style:list-style-name="L1">
      <style:text-properties fo:font-weight="bold" officeooo:rsid="00424e10" officeooo:paragraph-rsid="00429e32" style:font-weight-asian="bold" style:font-weight-complex="bold"/>
    </style:style>
    <style:style style:name="P9" style:family="paragraph" style:parent-style-name="Text_20_body" style:list-style-name="L2">
      <style:text-properties officeooo:rsid="00401653" officeooo:paragraph-rsid="00429e32"/>
    </style:style>
    <style:style style:name="P10" style:family="paragraph" style:parent-style-name="Text_20_body">
      <style:text-properties officeooo:rsid="00401653" officeooo:paragraph-rsid="00429e32"/>
    </style:style>
    <style:style style:name="P11" style:family="paragraph" style:parent-style-name="Text_20_body" style:list-style-name="L2">
      <style:text-properties officeooo:rsid="0040f860" officeooo:paragraph-rsid="00429e32"/>
    </style:style>
    <style:style style:name="P12" style:family="paragraph" style:parent-style-name="Text_20_body" style:list-style-name="L2">
      <style:text-properties officeooo:rsid="00418236" officeooo:paragraph-rsid="00429e32"/>
    </style:style>
    <style:style style:name="P13" style:family="paragraph" style:parent-style-name="Text_20_body" style:list-style-name="L3">
      <style:paragraph-properties fo:margin-top="0in" fo:margin-bottom="0.0311in" loext:contextual-spacing="false" style:line-height-at-least="0.2083in" fo:padding="0in" fo:border="none"/>
    </style:style>
    <style:style style:name="P14" style:family="paragraph" style:parent-style-name="Text_20_body" style:list-style-name="L4">
      <style:paragraph-properties fo:margin-top="0in" fo:margin-bottom="0.0311in" loext:contextual-spacing="false" style:line-height-at-least="0.2083in" fo:padding="0in" fo:border="none"/>
    </style:style>
    <style:style style:name="P15" style:family="paragraph" style:parent-style-name="Text_20_body" style:list-style-name="L5">
      <style:paragraph-properties fo:margin-top="0in" fo:margin-bottom="0.0311in" loext:contextual-spacing="false" style:line-height-at-least="0.2083in" fo:padding="0in" fo:border="none"/>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bold" officeooo:rsid="00429e32" style:font-weight-asian="bold" style:font-weight-complex="bold"/>
    </style:style>
    <style:style style:name="T3"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4" style:family="text">
      <style:text-properties officeooo:rsid="0040f860"/>
    </style:style>
    <style:style style:name="T5" style:family="text">
      <style:text-properties officeooo:rsid="004182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p text:style-name="P7"/>
      <text:list xml:id="list1169559938" text:style-name="L1">
        <text:list-item>
          <text:p text:style-name="P8">Crear un nuevo usuario siolo usuario que sea para rankear eventos y boliches</text:p>
        </text:list-item>
        <text:list-item>
          <text:p text:style-name="P6">Event individual page, en vez de modal</text:p>
        </text:list-item>
      </text:list>
      <text:p text:style-name="P10"/>
      <text:list xml:id="list4812000" text:style-name="L2">
        <text:list-item>
          <text:p text:style-name="P9">Card: la fecha y ubicación mas clara, <text:span text:style-name="T4">mejor border,</text:span> por el titulo nombre, mas visibilidad de el Ver mas</text:p>
        </text:list-item>
        <text:list-item>
          <text:p text:style-name="P11">Filtros con titulo, como Categorias, y borrar filtro de Estado</text:p>
        </text:list-item>
        <text:list-item>
          <text:p text:style-name="P11">Locaciones, tenga dos opciones Mapa y Lista, una opcion solo el mapa 100% y la otra la lista de los venues, mejor que una lisat seria una tarjeta o algo. <text:span text:style-name="T5">Que el mapa se ponga en el lugar del usuario con filtro sin mostrar de otros paises</text:span></text:p>
        </text:list-item>
        <text:list-item>
          <text:p text:style-name="P12">Separados en 3 fases el resgistro de usuario, agrupando, General, Location y Opcionales</text:p>
        </text:list-item>
        <text:list-item>
          <text:p text:style-name="P12">Registro con RRSS</text:p>
        </text:list-item>
      </text:list>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1"/></text:span></text:p>
      <text:p text:style-name="P5"><text:span text:style-name="Strong_20_Emphasis"><text:span text:style-name="T2">USERS</text:span></text:span></text:p>
      <text:p text:style-name="P4"><text:span text:style-name="Strong_20_Emphasis"><text:span text:style-name="T1"/></text:span></text:p>
      <text:p text:style-name="P4"><text:span text:style-name="Strong_20_Emphasis"><text:span text:style-name="T1">Option 1: La Paz - Contemporary &amp; Andean Focus</text:span></text:span></text:p>
      <text:list xml:id="list2026764783" text:style-name="L3">
        <text:list-item>
          <text:p text:style-name="P13"><text:span text:style-name="Strong_20_Emphasis"><text:span text:style-name="T1">Name:</text:span></text:span><text:span text:style-name="T1"> Galería Altura Creativa</text:span></text:p>
        </text:list-item>
        <text:list-item>
          <text:p text:style-name="P13"><text:span text:style-name="Strong_20_Emphasis"><text:span text:style-name="T1">Address:</text:span></text:span><text:span text:style-name="T1"> Calle Jaén No. 710, Zona Casco Urbano Central, La Paz, Bolivia</text:span></text:p>
        </text:list-item>
        <text:list-item>
          <text:p text:style-name="P13"><text:span text:style-name="Strong_20_Emphasis"><text:span text:style-name="T1">Facebook:</text:span></text:span><text:span text:style-name="T1"> </text:span><text:span text:style-name="T3">facebook.com/AlturaCreativaLPZ</text:span></text:p>
        </text:list-item>
        <text:list-item>
          <text:p text:style-name="P13"><text:span text:style-name="Strong_20_Emphasis"><text:span text:style-name="T1">Instagram:</text:span></text:span><text:span text:style-name="T1"> </text:span><text:span text:style-name="T3">@AlturaCreativaLPZ</text:span></text:p>
        </text:list-item>
        <text:list-item>
          <text:p text:style-name="P13"><text:span text:style-name="Strong_20_Emphasis"><text:span text:style-name="T1">Phone:</text:span></text:span><text:span text:style-name="T1"> +591 2 2901234</text:span></text:p>
        </text:list-item>
        <text:list-item>
          <text:p text:style-name="P13"><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text:span><text:soft-page-break/><text:span text:style-name="T1">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13"><text:span text:style-name="Strong_20_Emphasis"><text:span text:style-name="T1">Event Name:</text:span></text:span><text:span text:style-name="T1"> "Miradas Andinas: Nuevos Horizontes"</text:span></text:p>
        </text:list-item>
        <text:list-item>
          <text:p text:style-name="P13"><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3"><text:span text:style-name="Strong_20_Emphasis"><text:span text:style-name="T1">Option 2: Santa Cruz - Modern &amp; Emerging Art Hub</text:span></text:span></text:p>
      <text:list xml:id="list1868640518" text:style-name="L4">
        <text:list-item>
          <text:p text:style-name="P14"><text:span text:style-name="Strong_20_Emphasis"><text:span text:style-name="T1">Name:</text:span></text:span><text:span text:style-name="T1"> Espacio Lúmina Arte Contemporáneo</text:span></text:p>
        </text:list-item>
        <text:list-item>
          <text:p text:style-name="P14"><text:span text:style-name="Strong_20_Emphasis"><text:span text:style-name="T1">Address:</text:span></text:span><text:span text:style-name="T1"> Av. Monseñor Rivero No. 255, Equipetrol Norte, Santa Cruz de la Sierra, Bolivia</text:span></text:p>
        </text:list-item>
        <text:list-item>
          <text:p text:style-name="P14"><text:span text:style-name="Strong_20_Emphasis"><text:span text:style-name="T1">Facebook:</text:span></text:span><text:span text:style-name="T1"> </text:span><text:span text:style-name="T3">facebook.com/EspacioLuminaSCZ</text:span></text:p>
        </text:list-item>
        <text:list-item>
          <text:p text:style-name="P14"><text:span text:style-name="Strong_20_Emphasis"><text:span text:style-name="T1">Instagram:</text:span></text:span><text:span text:style-name="T1"> </text:span><text:span text:style-name="T3">@EspacioLuminaSCZ</text:span></text:p>
        </text:list-item>
        <text:list-item>
          <text:p text:style-name="P14"><text:span text:style-name="Strong_20_Emphasis"><text:span text:style-name="T1">Phone:</text:span></text:span><text:span text:style-name="T1"> +591 3 3567890</text:span></text:p>
        </text:list-item>
        <text:list-item>
          <text:p text:style-name="P14"><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4"><text:span text:style-name="Strong_20_Emphasis"><text:span text:style-name="T1">Event Name:</text:span></text:span><text:span text:style-name="T1"> "Frecuencia Emergente: Colectiva Joven"</text:span></text:p>
        </text:list-item>
        <text:list-item>
          <text:p text:style-name="P14"><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3"><text:span text:style-name="Strong_20_Emphasis"><text:span text:style-name="T1">Option 3: Cochabamba - Community &amp; Traditional Arts Focus</text:span></text:span></text:p>
      <text:list xml:id="list3648287563" text:style-name="L5">
        <text:list-item>
          <text:p text:style-name="P15"><text:span text:style-name="Strong_20_Emphasis"><text:span text:style-name="T1">Name:</text:span></text:span><text:span text:style-name="T1"> Centro Cultural El Taller del Valle</text:span></text:p>
        </text:list-item>
        <text:list-item>
          <text:p text:style-name="P15"><text:span text:style-name="Strong_20_Emphasis"><text:span text:style-name="T1">Address:</text:span></text:span><text:span text:style-name="T1"> Calle Antezana No. E-0654, Zona Queru Queru, Cochabamba, Bolivia</text:span></text:p>
        </text:list-item>
        <text:list-item>
          <text:p text:style-name="P15"><text:span text:style-name="Strong_20_Emphasis"><text:span text:style-name="T1">Facebook:</text:span></text:span><text:span text:style-name="T1"> </text:span><text:span text:style-name="T3">facebook.com/TallerDelValleCBB</text:span></text:p>
        </text:list-item>
        <text:list-item>
          <text:p text:style-name="P15"><text:span text:style-name="Strong_20_Emphasis"><text:span text:style-name="T1">Instagram:</text:span></text:span><text:span text:style-name="T1"> </text:span><text:span text:style-name="T3">@TallerDelValleCBB</text:span></text:p>
        </text:list-item>
        <text:list-item>
          <text:p text:style-name="P15"><text:span text:style-name="Strong_20_Emphasis"><text:span text:style-name="T1">Phone:</text:span></text:span><text:span text:style-name="T1"> +591 4 4485678</text:span></text:p>
        </text:list-item>
        <text:list-item>
          <text:p text:style-name="P15"><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text:span><text:soft-page-break/><text:span text:style-name="T1">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5"><text:span text:style-name="Strong_20_Emphasis"><text:span text:style-name="T1">Event Name:</text:span></text:span><text:span text:style-name="T1"> "Manos del Valle: Feria de Creadores"</text:span></text:p>
        </text:list-item>
        <text:list-item>
          <text:p text:style-name="P15"><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16T18:03:52.355546553</dc:date>
    <meta:editing-duration>P1DT9H11S</meta:editing-duration>
    <meta:editing-cycles>31</meta:editing-cycles>
    <meta:generator>LibreOffice/6.4.7.2$Linux_X86_64 LibreOffice_project/40$Build-2</meta:generator>
    <meta:document-statistic meta:table-count="0" meta:image-count="0" meta:object-count="0" meta:page-count="3" meta:paragraph-count="37" meta:word-count="663" meta:character-count="4387" meta:non-whitespace-character-count="3789"/>
  </office:meta>
</office:document-meta>
</file>